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27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858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445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.27cm" svg:y="2.7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.27cm" svg:y="4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065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653cm" svg:y="1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24cm" svg:y="1.12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5cm" svg:y1="1.446cm" svg:x2="12.43cm" svg:y2="1.446cm">
          <text:p/>
        </draw:line>
        <draw:line draw:style-name="gr3" draw:text-style-name="P2" draw:layer="layout" svg:x1="12.43cm" svg:y1="2.081cm" svg:x2="7.35cm" svg:y2="2.081cm">
          <text:p/>
        </draw:line>
        <draw:custom-shape draw:style-name="gr1" draw:text-style-name="P1" draw:layer="layout" svg:width="1.27cm" svg:height="1.27cm" svg:x="2.27cm" svg:y="10.6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.27cm" svg:y="12.2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.27cm" svg:y="13.82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588cm" svg:y1="5.891cm" svg:x2="2.588cm" svg:y2="10.018cm">
          <text:p/>
        </draw:line>
        <draw:line draw:style-name="gr5" draw:text-style-name="P2" draw:layer="layout" svg:x1="3.223cm" svg:y1="10.018cm" svg:x2="3.223cm" svg:y2="5.89cm">
          <text:p/>
        </draw:line>
        <draw:frame draw:style-name="gr6" draw:text-style-name="P3" draw:layer="layout" svg:width="3.493cm" svg:height="0.763cm" svg:x="7.985cm" svg:y="0.682cm">
          <draw:text-box>
            <text:p><text:span text:style-name="T1">`CTRL-W` `R`</text:span></text:p>
          </draw:text-box>
        </draw:frame>
        <draw:frame draw:style-name="gr7" draw:text-style-name="P3" draw:layer="layout" svg:width="5.081cm" svg:height="0.763cm" svg:x="7.35cm" svg:y="2.08cm">
          <draw:text-box>
            <text:p text:style-name="P4"><text:span text:style-name="T1">`CT</text:span><text:span text:style-name="T1">RL-</text:span><text:span text:style-name="T1">W` </text:span><text:span text:style-name="T1">`S</text:span><text:span text:style-name="T1">HIF</text:span><text:span text:style-name="T1">T-</text:span><text:span text:style-name="T1">R`</text:span></text:p>
          </draw:text-box>
        </draw:frame>
        <draw:frame draw:style-name="gr6" draw:text-style-name="P3" draw:layer="layout" svg:width="3.493cm" svg:height="0.763cm" draw:transform="rotate (1.57725404502728) translate (1.658cm 9.706cm)">
          <draw:text-box>
            <text:p><text:span text:style-name="T1">`CTRL-W` `R`</text:span></text:p>
          </draw:text-box>
        </draw:frame>
        <draw:frame draw:style-name="gr7" draw:text-style-name="P3" draw:layer="layout" svg:width="5.081cm" svg:height="0.763cm" draw:transform="rotate (1.56782926706651) translate (3.397cm 10.654cm)">
          <draw:text-box>
            <text:p text:style-name="P4"><text:span text:style-name="T1">`CTRL-W` `SHIFT-R`</text:span></text:p>
          </draw:text-box>
        </draw:frame>
        <draw:frame draw:style-name="gr8" draw:text-style-name="P3" draw:layer="layout" svg:width="0.953cm" svg:height="0.962cm" svg:x="2.47cm" svg:y="1.358cm">
          <draw:text-box>
            <text:p>1</text:p>
          </draw:text-box>
        </draw:frame>
        <draw:frame draw:style-name="gr8" draw:text-style-name="P3" draw:layer="layout" svg:width="0.953cm" svg:height="0.962cm" svg:x="2.47cm" svg:y="2.915cm">
          <draw:text-box>
            <text:p>2</text:p>
          </draw:text-box>
        </draw:frame>
        <draw:frame draw:style-name="gr8" draw:text-style-name="P3" draw:layer="layout" svg:width="0.953cm" svg:height="0.962cm" svg:x="5.663cm" svg:y="1.358cm">
          <draw:text-box>
            <text:p>3</text:p>
          </draw:text-box>
        </draw:frame>
        <draw:frame draw:style-name="gr8" draw:text-style-name="P3" draw:layer="layout" svg:width="0.953cm" svg:height="0.962cm" svg:x="13.264cm" svg:y="1.258cm">
          <draw:text-box>
            <text:p>3</text:p>
          </draw:text-box>
        </draw:frame>
        <draw:frame draw:style-name="gr8" draw:text-style-name="P3" draw:layer="layout" svg:width="0.953cm" svg:height="0.962cm" svg:x="14.852cm" svg:y="1.258cm">
          <draw:text-box>
            <text:p>1</text:p>
          </draw:text-box>
        </draw:frame>
        <draw:frame draw:style-name="gr8" draw:text-style-name="P3" draw:layer="layout" svg:width="0.953cm" svg:height="0.962cm" svg:x="16.457cm" svg:y="1.258cm">
          <draw:text-box>
            <text:p>2</text:p>
          </draw:text-box>
        </draw:frame>
        <draw:frame draw:style-name="gr8" draw:text-style-name="P3" draw:layer="layout" svg:width="0.953cm" svg:height="0.962cm" svg:x="2.487cm" svg:y="10.861cm">
          <draw:text-box>
            <text:p>3</text:p>
          </draw:text-box>
        </draw:frame>
        <draw:frame draw:style-name="gr8" draw:text-style-name="P3" draw:layer="layout" svg:width="0.953cm" svg:height="0.962cm" svg:x="2.47cm" svg:y="12.448cm">
          <draw:text-box>
            <text:p>1</text:p>
          </draw:text-box>
        </draw:frame>
        <draw:frame draw:style-name="gr8" draw:text-style-name="P3" draw:layer="layout" svg:width="0.953cm" svg:height="0.962cm" svg:x="2.487cm" svg:y="14.036cm">
          <draw:text-box>
            <text:p>2</text:p>
          </draw:text-box>
        </draw:frame>
        <draw:frame draw:style-name="gr8" draw:text-style-name="P3" draw:layer="layout" svg:width="0.953cm" svg:height="0.962cm" svg:x="2.47cm" svg:y="4.503cm">
          <draw:text-box>
            <text:p>3</text:p>
          </draw:text-box>
        </draw:frame>
        <draw:frame draw:style-name="gr8" draw:text-style-name="P3" draw:layer="layout" svg:width="0.953cm" svg:height="0.962cm" svg:x="4.058cm" svg:y="1.358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5T07:35:48.867801719</meta:creation-date>
    <dc:date>2023-05-25T07:51:06.682582333</dc:date>
    <meta:editing-duration>PT4M45S</meta:editing-duration>
    <meta:editing-cycles>1</meta:editing-cycles>
    <meta:document-statistic meta:object-count="30"/>
    <meta:generator>LibreOffice/7.3.7.2$Linux_X86_64 LibreOffice_project/30$Build-2</meta:generator>
  </office:meta>
</office:document-meta>
</file>